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6" calcext:value-type="float">
            <text:p>436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6" calcext:value-type="float">
            <text:p>436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31" calcext:value-type="float">
            <text:p>431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31" calcext:value-type="float">
            <text:p>231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q. scritta dorso</text:p>
          </table:table-cell>
          <table:table-cell table:formula="of:=[.B47]+([.B48]-[.B47]-[.D51])/2" office:value-type="float" office:value="216.4175" calcext:value-type="float">
            <text:p>216,4175</text:p>
          </table:table-cell>
          <table:table-cell office:value-type="float" office:value="36" calcext:value-type="float">
            <text:p>36</text:p>
          </table:table-cell>
          <table:table-cell office:value-type="float" office:value="8.165" calcext:value-type="float">
            <text:p>8,16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31" calcext:value-type="float">
            <text:p>431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31" calcext:value-type="float">
            <text:p>431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7.762972330879" calcext:value-type="float">
            <text:p>257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31" calcext:value-type="float">
            <text:p>431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1]-[.B$59]" office:value-type="float" office:value="200" calcext:value-type="float">
            <text:p>200</text:p>
          </table:table-cell>
          <table:table-cell table:formula="of:=[.C61]-[.C$59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2]-[.B$59]" office:value-type="float" office:value="185" calcext:value-type="float">
            <text:p>185</text:p>
          </table:table-cell>
          <table:table-cell table:formula="of:=[.C62]-[.C$59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3]-[.B$59]" office:value-type="float" office:value="170" calcext:value-type="float">
            <text:p>170</text:p>
          </table:table-cell>
          <table:table-cell table:formula="of:=[.C63]-[.C$59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4]-[.B$59]" office:value-type="float" office:value="155" calcext:value-type="float">
            <text:p>155</text:p>
          </table:table-cell>
          <table:table-cell table:formula="of:=[.C64]-[.C$59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17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15" office:value-type="string" calcext:value-type="string">
            <text:p>pagin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3:37:39.66033517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6.1.1.1$Linux_X86_64 LibreOffice_project/10$Build-1</meta:generator>
    <dc:date>2018-08-30T14:06:25.900299412</dc:date>
    <dc:creator>Daniele Zambelli</dc:creator>
    <meta:editing-duration>PT2H53M11S</meta:editing-duration>
    <meta:editing-cycles>19</meta:editing-cycles>
    <meta:document-statistic meta:table-count="2" meta:cell-count="284" meta:object-count="0"/>
  </office:meta>
</office:document-meta>
</file>